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431cm" fo:margin-left="-0.191cm" fo:margin-top="0cm" fo:margin-bottom="0cm" table:align="left" style:writing-mode="lr-tb"/>
    </style:style>
    <style:style style:name="Таблица1.A" style:family="table-column">
      <style:table-column-properties style:column-width="1.302cm"/>
    </style:style>
    <style:style style:name="Таблица1.B" style:family="table-column">
      <style:table-column-properties style:column-width="3.014cm"/>
    </style:style>
    <style:style style:name="Таблица1.C" style:family="table-column">
      <style:table-column-properties style:column-width="2.492cm"/>
    </style:style>
    <style:style style:name="Таблица1.D" style:family="table-column">
      <style:table-column-properties style:column-width="8.6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4pt" officeooo:paragraph-rsid="000423d7" style:font-size-asian="14pt" style:font-size-complex="14pt"/>
    </style:style>
    <style:style style:name="P2" style:family="paragraph" style:parent-style-name="Standard">
      <style:text-properties fo:font-size="14pt" officeooo:paragraph-rsid="00045e28" style:font-size-asian="14pt" style:font-size-complex="14pt"/>
    </style:style>
    <style:style style:name="P3" style:family="paragraph" style:parent-style-name="Standard">
      <style:text-properties fo:font-size="14pt" fo:language="ru" fo:country="RU" officeooo:rsid="00045e28" officeooo:paragraph-rsid="00045e28" style:font-size-asian="14pt" style:font-size-complex="14pt"/>
    </style:style>
    <style:style style:name="P4" style:family="paragraph" style:parent-style-name="Standard">
      <style:text-properties fo:font-size="14pt" fo:language="ru" fo:country="RU" officeooo:paragraph-rsid="000423d7" style:font-size-asian="14pt" style:font-size-complex="14pt"/>
    </style:style>
    <style:style style:name="P5" style:family="paragraph" style:parent-style-name="Standard">
      <style:text-properties fo:font-size="14pt" fo:language="ru" fo:country="RU" fo:font-weight="bold" officeooo:paragraph-rsid="000423d7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ru" fo:country="RU" fo:font-weight="bold" officeooo:paragraph-rsid="000423d7" style:letter-kerning="false" style:font-name-asian="F" style:font-size-asian="14pt" style:language-asian="en" style:country-asian="US" style:font-weight-asian="bold" style:font-name-complex="F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ru" fo:country="RU" officeooo:paragraph-rsid="000423d7" style:letter-kerning="false" style:font-name-asian="F" style:font-size-asian="14pt" style:language-asian="en" style:country-asian="US" style:font-name-complex="F" style:font-size-complex="14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ru" fo:country="RU" officeooo:paragraph-rsid="000423d7" style:letter-kerning="false" style:font-name-asian="F" style:font-size-asian="14pt" style:language-asian="en" style:country-asian="US" style:font-name-complex="F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ru" fo:country="RU" officeooo:rsid="00062a1c" officeooo:paragraph-rsid="00062a1c" style:letter-kerning="false" style:font-name-asian="F" style:font-size-asian="14pt" style:language-asian="en" style:country-asian="US" style:font-name-complex="F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ru" fo:country="RU" officeooo:rsid="00062a1c" officeooo:paragraph-rsid="00062a1c" style:letter-kerning="false" style:font-name-asian="F" style:font-size-asian="14pt" style:language-asian="en" style:country-asian="US" style:font-name-complex="F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US" officeooo:rsid="00062a1c" officeooo:paragraph-rsid="00062a1c" style:letter-kerning="false" style:font-name-asian="F" style:font-size-asian="14pt" style:language-asian="en" style:country-asian="US" style:font-name-complex="F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4pt" officeooo:paragraph-rsid="00062a1c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4pt" fo:language="ru" fo:country="RU" officeooo:rsid="00062a1c" officeooo:paragraph-rsid="00062a1c" style:font-size-asian="14pt" style:font-size-complex="14pt"/>
    </style:style>
    <style:style style:name="P14" style:family="paragraph" style:parent-style-name="Standard" style:master-page-name="Standard">
      <style:paragraph-properties style:page-number="auto"/>
      <style:text-properties fo:font-size="22pt" fo:language="ru" fo:country="RU" fo:font-weight="bold" officeooo:rsid="000423d7" officeooo:paragraph-rsid="000423d7" style:font-size-asian="22pt" style:font-weight-asian="bold" style:font-size-complex="2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0423d7"/>
    </style:style>
    <style:style style:name="T4" style:family="text">
      <style:text-properties fo:language="ru" fo:country="RU" officeooo:rsid="00045e28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423d7" style:font-weight-asian="bold" style:font-weight-complex="bold"/>
    </style:style>
    <style:style style:name="T7" style:family="text">
      <style:text-properties fo:language="en" fo:country="US" officeooo:rsid="00045e28"/>
    </style:style>
    <style:style style:name="T8" style:family="text">
      <style:text-properties fo:language="en" fo:country="US" fo:font-weight="bold" officeooo:rsid="000423d7" style:font-weight-asian="bold" style:font-weight-complex="bold"/>
    </style:style>
    <style:style style:name="T9" style:family="text">
      <style:text-properties fo:language="en" fo:country="US" officeooo:rsid="000423d7"/>
    </style:style>
    <style:style style:name="T10" style:family="text">
      <style:text-properties officeooo:rsid="00062a1c"/>
    </style:style>
    <style:style style:name="T11" style:family="text">
      <style:text-properties style:font-name="Calibri" fo:font-size="12pt" fo:language="ru" fo:country="RU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12" style:family="text">
      <style:text-properties style:font-name="Calibri" fo:font-size="12pt" fo:language="ru" fo:country="RU" officeooo:rsid="00062a1c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13" style:family="text">
      <style:text-properties style:font-name="Calibri" fo:language="ru" fo:country="RU" style:letter-kerning="false" style:font-name-asian="F" style:language-asian="en" style:country-asian="US" style:font-name-complex="F" style:language-complex="ar" style:country-complex="SA"/>
    </style:style>
    <style:style style:name="T14" style:family="text">
      <style:text-properties style:font-name="Calibri" fo:language="ru" fo:country="RU" officeooo:rsid="00062a1c" style:letter-kerning="false" style:font-name-asian="F" style:language-asian="en" style:country-asian="US" style:font-name-complex="F" style:language-complex="ar" style:country-complex="SA"/>
    </style:style>
    <style:style style:name="T15" style:family="text">
      <style:text-properties fo:color="#a31515" loext:opacity="100%" style:font-name="Consolas" fo:font-size="9.5pt" style:font-size-asian="9.5pt"/>
    </style:style>
    <style:style style:name="T16" style:family="text">
      <style:text-properties fo:color="#a31515" loext:opacity="100%" style:font-name="Consolas"/>
    </style:style>
    <style:style style:name="T17" style:family="text">
      <style:text-properties fo:font-variant="normal" fo:text-transform="none" fo:color="#000000" loext:opacity="100%" style:font-name="Roboto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имская Система Счисления</text:p>
      <text:p text:style-name="P1"><text:span text:style-name="T2">1.Общая постановка задачи</text:span></text:p>
      <text:p text:style-name="P1"><text:span text:style-name="T1">Вводится </text:span><text:span text:style-name="T3">десятичное </text:span><text:span text:style-name="T1">число </text:span><text:span text:style-name="T6">a</text:span><text:span text:style-name="T1">, которое </text:span><text:span text:style-name="T3">необходимо преобразовать в римскую систему счисления</text:span></text:p>
      <text:p text:style-name="P1"><text:span text:style-name="T1">Программа должна вывести </text:span><text:span text:style-name="T3">число </text:span><text:span text:style-name="T8">a</text:span><text:span text:style-name="T9"> </text:span><text:span text:style-name="T3">в римской системе счисления</text:span></text:p>
      <text:p text:style-name="P1"><text:span text:style-name="T2">2.Требования</text:span></text:p>
      <text:p text:style-name="P3">Десятичное число задано корректно(не больше 400/задано цифрой)</text:p>
      <text:p text:style-name="P1"><text:span text:style-name="T1">Выполняется </text:span><text:span text:style-name="T4">перевод числа в римскую систему</text:span></text:p>
      <text:p text:style-name="P1"><text:span text:style-name="T2">3.Спецификация</text:span></text:p>
      <text:p text:style-name="P2"><text:span text:style-name="T1">1. </text:span><text:span text:style-name="T4">Десятичное число задано корректно(не больше 400/задано цифрой)</text:span></text:p>
      <text:p text:style-name="P1"><text:span text:style-name="T1">1.1 </text:span><text:span text:style-name="T4">Если на вход получено число свыше 400, либо введена буквенная последовательность, программа выводит сообщение об ошибке и предлагает повторить ввод числа</text:span></text:p>
      <text:p text:style-name="P2"><text:span text:style-name="T1">2. Выполняется </text:span><text:span text:style-name="T4">перевод числа в римскую систему</text:span></text:p>
      <text:p text:style-name="P1"><text:span text:style-name="T1">2.1 </text:span><text:span text:style-name="T4">Если число равно 400, просто выводим «</text:span><text:span text:style-name="T7">CD</text:span><text:span text:style-name="T4">»</text:span></text:p>
      <text:p text:style-name="P1"><text:span text:style-name="T1">2.2 </text:span><text:span text:style-name="T4">Пока число не меньше ста, продолжаем выводить </text:span><text:span text:style-name="T7">C</text:span></text:p>
      <text:p text:style-name="P1"><text:span text:style-name="T1">2.3 </text:span><text:span text:style-name="T4">Если число меньше ста, но больше или равно 90, выводим </text:span><text:span text:style-name="T7">XC </text:span><text:span text:style-name="T4">и вычитаем 90</text:span></text:p>
      <text:p text:style-name="P2"><text:span text:style-name="T1">2.</text:span><text:span text:style-name="T4">4</text:span><text:span text:style-name="T1"> </text:span><text:span text:style-name="T4">Пока число не меньше 50, продолжаем выводить </text:span><text:span text:style-name="T7">L</text:span></text:p>
      <text:p text:style-name="P2"><text:span text:style-name="T4">2.5 Если число меньше 50, но больше или равно 40, выводим </text:span><text:span text:style-name="T7">XL </text:span><text:span text:style-name="T4">и вычитаем </text:span><text:span text:style-name="T7">40</text:span></text:p>
      <text:p text:style-name="P2"><text:span text:style-name="T4">2.</text:span><text:span text:style-name="T7">6</text:span><text:span text:style-name="T4"> Пока число не меньше </text:span><text:span text:style-name="T7">10</text:span><text:span text:style-name="T4">, продолжаем выводить </text:span><text:span text:style-name="T7">X</text:span></text:p>
      <text:p text:style-name="P2"><text:span text:style-name="T4">2.</text:span><text:span text:style-name="T7">7</text:span><text:span text:style-name="T4"> Если число равно 9, выводим </text:span><text:span text:style-name="T7">IX </text:span><text:span text:style-name="T4">и вычитаем 9</text:span></text:p>
      <text:p text:style-name="P2"><text:span text:style-name="T4">2.8 Пока число не меньше </text:span><text:span text:style-name="T7"><text:s/></text:span><text:span text:style-name="T4">5, продолжаем выводить </text:span><text:span text:style-name="T7">V</text:span></text:p>
      <text:p text:style-name="P2"><text:span text:style-name="T4">2.</text:span><text:span text:style-name="T7">9</text:span><text:span text:style-name="T4"> Если число равно </text:span><text:span text:style-name="T7">4</text:span><text:span text:style-name="T4">, выводим </text:span><text:span text:style-name="T7">IV </text:span><text:span text:style-name="T4">и вычитаем </text:span><text:span text:style-name="T7">4</text:span></text:p>
      <text:p text:style-name="P2"><text:span text:style-name="T4">2.</text:span><text:span text:style-name="T7">10</text:span><text:span text:style-name="T4"> Пока число не меньше </text:span><text:span text:style-name="T7"><text:s/>1</text:span><text:span text:style-name="T4">, продолжаем выводить </text:span><text:span text:style-name="T7">I</text:span></text:p>
      <text:p text:style-name="P1"><text:span text:style-name="T5">4.Тест план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">Но-р т-та</text:p>
          </table:table-cell>
          <table:table-cell table:style-name="Таблица1.A1" office:value-type="string">
            <text:p text:style-name="P6">Спецификация</text:p>
          </table:table-cell>
          <table:table-cell table:style-name="Таблица1.A1" office:value-type="string">
            <text:p text:style-name="P6">Данные</text:p>
          </table:table-cell>
          <table:table-cell table:style-name="Таблица1.A1" office:value-type="string">
            <text:p text:style-name="P6">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8">1.1</text:p>
          </table:table-cell>
          <table:table-cell table:style-name="Таблица1.A1" office:value-type="string">
            <text:p text:style-name="P7">четыре</text:p>
          </table:table-cell>
          <table:table-cell table:style-name="Таблица1.A1" office:value-type="string">
            <text:p text:style-name="P12"><text:span text:style-name="T13">«</text:span><text:span text:style-name="T16">Ваше число некорректно! Пожалуйста, повторите попытку ввода!</text:span><text:span text:style-name="T13">»</text:span></text:p>
          </table:table-cell>
        </table:table-row>
        <table:table-row table:style-name="Таблица1.1">
          <table:table-cell table:style-name="Таблица1.A1" office:value-type="string">
            <text:p text:style-name="P9">2</text:p>
          </table:table-cell>
          <table:table-cell table:style-name="Таблица1.A1" office:value-type="string">
            <text:p text:style-name="P8">2.1</text:p>
          </table:table-cell>
          <table:table-cell table:style-name="Таблица1.A1" office:value-type="string">
            <text:p text:style-name="P9">400</text:p>
          </table:table-cell>
          <table:table-cell table:style-name="Таблица1.A1" office:value-type="string">
            <text:p text:style-name="P7"><text:span text:style-name="T17">CD</text:span> </text:p>
          </table:table-cell>
        </table:table-row>
        <table:table-row table:style-name="Таблица1.1"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8">2.2</text:p>
          </table:table-cell>
          <table:table-cell table:style-name="Таблица1.A1" office:value-type="string">
            <text:p text:style-name="P9">200</text:p>
          </table:table-cell>
          <table:table-cell table:style-name="Таблица1.A1" office:value-type="string">
            <text:p text:style-name="P11">CC</text:p>
          </table:table-cell>
        </table:table-row>
        <table:table-row table:style-name="Таблица1.1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8">2.3</text:p>
          </table:table-cell>
          <table:table-cell table:style-name="Таблица1.A1" office:value-type="string">
            <text:p text:style-name="P9">190</text:p>
          </table:table-cell>
          <table:table-cell table:style-name="Таблица1.A1" office:value-type="string">
            <text:p text:style-name="P7"><text:span text:style-name="T17">CXC</text:span> </text:p>
          </table:table-cell>
        </table:table-row>
        <table:table-row table:style-name="Таблица1.1">
          <table:table-cell table:style-name="Таблица1.A6" office:value-type="string">
            <text:p text:style-name="P9">5</text:p>
          </table:table-cell>
          <table:table-cell table:style-name="Таблица1.A6" office:value-type="string">
            <text:p text:style-name="P10">2.4</text:p>
          </table:table-cell>
          <table:table-cell table:style-name="Таблица1.A6" office:value-type="string">
            <text:p text:style-name="P9">50</text:p>
          </table:table-cell>
          <table:table-cell table:style-name="Таблица1.A6" office:value-type="string">
            <text:p text:style-name="P11">L</text:p>
          </table:table-cell>
        </table:table-row>
        <table:table-row table:style-name="Таблица1.1">
          <table:table-cell table:style-name="Таблица1.A6" office:value-type="string">
            <text:p text:style-name="P9">6</text:p>
          </table:table-cell>
          <table:table-cell table:style-name="Таблица1.A6" office:value-type="string">
            <text:p text:style-name="P10">2.5</text:p>
          </table:table-cell>
          <table:table-cell table:style-name="Таблица1.A6" office:value-type="string">
            <text:p text:style-name="P9">40</text:p>
          </table:table-cell>
          <table:table-cell table:style-name="Таблица1.A6" office:value-type="string">
            <text:p text:style-name="P11">XL</text:p>
          </table:table-cell>
        </table:table-row>
        <table:table-row table:style-name="Таблица1.1">
          <table:table-cell table:style-name="Таблица1.A6" office:value-type="string">
            <text:p text:style-name="P9">7</text:p>
          </table:table-cell>
          <table:table-cell table:style-name="Таблица1.A6" office:value-type="string">
            <text:p text:style-name="P10">2.6</text:p>
          </table:table-cell>
          <table:table-cell table:style-name="Таблица1.A6" office:value-type="string">
            <text:p text:style-name="P9">20</text:p>
          </table:table-cell>
          <table:table-cell table:style-name="Таблица1.A6" office:value-type="string">
            <text:p text:style-name="P11">XX</text:p>
          </table:table-cell>
        </table:table-row>
        <table:table-row table:style-name="Таблица1.1">
          <table:table-cell table:style-name="Таблица1.A6" office:value-type="string">
            <text:p text:style-name="P9">8</text:p>
          </table:table-cell>
          <table:table-cell table:style-name="Таблица1.A6" office:value-type="string">
            <text:p text:style-name="P10">2.7</text:p>
          </table:table-cell>
          <table:table-cell table:style-name="Таблица1.A6" office:value-type="string">
            <text:p text:style-name="P9">9</text:p>
          </table:table-cell>
          <table:table-cell table:style-name="Таблица1.A6" office:value-type="string">
            <text:p text:style-name="P11">IX</text:p>
          </table:table-cell>
        </table:table-row>
        <table:table-row table:style-name="Таблица1.1">
          <table:table-cell table:style-name="Таблица1.A6" office:value-type="string">
            <text:p text:style-name="P9">9</text:p>
          </table:table-cell>
          <table:table-cell table:style-name="Таблица1.A6" office:value-type="string">
            <text:p text:style-name="P10">2.8</text:p>
          </table:table-cell>
          <table:table-cell table:style-name="Таблица1.A6" office:value-type="string">
            <text:p text:style-name="P9">5</text:p>
          </table:table-cell>
          <table:table-cell table:style-name="Таблица1.A6" office:value-type="string">
            <text:p text:style-name="P11">V</text:p>
          </table:table-cell>
        </table:table-row>
        <table:table-row table:style-name="Таблица1.1">
          <table:table-cell table:style-name="Таблица1.A6" office:value-type="string">
            <text:p text:style-name="P12"><text:span text:style-name="T14">10</text:span></text:p>
          </table:table-cell>
          <table:table-cell table:style-name="Таблица1.A6" office:value-type="string">
            <text:p text:style-name="P10">2.9</text:p>
          </table:table-cell>
          <table:table-cell table:style-name="Таблица1.A6" office:value-type="string">
            <text:p text:style-name="P9">4</text:p>
          </table:table-cell>
          <table:table-cell table:style-name="Таблица1.A6" office:value-type="string">
            <text:p text:style-name="P11">IV</text:p>
          </table:table-cell>
        </table:table-row>
        <table:table-row table:style-name="Таблица1.1">
          <table:table-cell table:style-name="Таблица1.A6" office:value-type="string">
            <text:p text:style-name="P13">11</text:p>
          </table:table-cell>
          <table:table-cell table:style-name="Таблица1.A6" office:value-type="string">
            <text:p text:style-name="P10">2.10</text:p>
          </table:table-cell>
          <table:table-cell table:style-name="Таблица1.A6" office:value-type="string">
            <text:p text:style-name="P9">2</text:p>
          </table:table-cell>
          <table:table-cell table:style-name="Таблица1.A6" office:value-type="string">
            <text:p text:style-name="P11">II</text:p>
          </table:table-cell>
        </table:table-row>
      </table:table>
      <text:p text:style-name="P5"/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0-09-17T22:06:16.595000000</dc:date>
    <meta:editing-duration>PT7M49S</meta:editing-duration>
    <meta:editing-cycles>4</meta:editing-cycles>
    <meta:document-statistic meta:table-count="1" meta:image-count="0" meta:object-count="0" meta:page-count="2" meta:paragraph-count="70" meta:word-count="238" meta:character-count="1340" meta:non-whitespace-character-count="1168"/>
  </office:meta>
</office:document-meta>
</file>